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4B0000586E00006FBE2C64BC66.wmf"/>
  <manifest:file-entry manifest:media-type="" manifest:full-path="Pictures/2000035D0000585500006E6589ED69DF.wmf"/>
  <manifest:file-entry manifest:media-type="" manifest:full-path="Pictures/2000022B0000552800006C775CBB947F.wmf"/>
  <manifest:file-entry manifest:media-type="" manifest:full-path="Pictures/20000081000060E800003371E6429219.wmf"/>
  <manifest:file-entry manifest:media-type="" manifest:full-path="Pictures/2000010C0005F74D00059845644CEB7F.wmf"/>
  <manifest:file-entry manifest:media-type="" manifest:full-path="Pictures/200000360005F7AC0003AEA6DFAA6CDD.wmf"/>
  <manifest:file-entry manifest:media-type="" manifest:full-path="Pictures/200000570004DCAC0005F7BBFE04365B.wmf"/>
  <manifest:file-entry manifest:media-type="" manifest:full-path="Pictures/20000104000054C500006163B0F6182E.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automatic-styles>
    <style:style style:name="DirectoryPossibleStates" style:family="table">
      <style:table-properties style:width="6.5in" table:align="margins" fo:keep-with-next="always"/>
    </style:style>
    <style:style style:name="DirectoryPossibleStates.A" style:family="table-column">
      <style:table-column-properties style:column-width="3.25in" style:rel-column-width="32767*"/>
    </style:style>
    <style:style style:name="DirectoryPossibleStates.B" style:family="table-column">
      <style:table-column-properties style:column-width="3.25in" style:rel-column-width="32768*"/>
    </style:style>
    <style:style style:name="DirectoryPossibleStates.A1" style:family="table-cell">
      <style:table-cell-properties fo:padding="0.0382in" fo:border-left="0.0007in solid #000000" fo:border-right="none" fo:border-top="0.0007in solid #000000" fo:border-bottom="0.0007in solid #000000"/>
    </style:style>
    <style:style style:name="DirectoryPossibleStates.B1" style:family="table-cell">
      <style:table-cell-properties fo:padding="0.0382in" fo:border="0.0007in solid #000000"/>
    </style:style>
    <style:style style:name="DirectoryPossibleStates.A2" style:family="table-cell">
      <style:table-cell-properties fo:padding="0.0382in" fo:border-left="0.0007in solid #000000" fo:border-right="none" fo:border-top="none" fo:border-bottom="0.0007in solid #000000"/>
    </style:style>
    <style:style style:name="DirectoryPossibleStates.B2" style:family="table-cell">
      <style:table-cell-properties fo:padding="0.0382in" fo:border-left="0.0007in solid #000000" fo:border-right="0.0007in solid #000000" fo:border-top="none" fo:border-bottom="0.0007in solid #000000"/>
    </style:style>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2"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5" style:family="paragraph" style:parent-style-name="Preformatted_20_Text">
      <style:paragraph-properties fo:text-align="center" style:justify-single-word="false"/>
      <style:text-properties style:font-name="Times New Roman3" fo:font-size="12pt" style:font-size-asian="12pt" style:font-size-complex="12pt"/>
    </style:style>
    <style:style style:name="P6" style:family="paragraph" style:parent-style-name="Preformatted_20_Text">
      <style:text-properties style:font-name="Times New Roman3" fo:font-size="11pt" style:text-underline-style="none" style:font-size-asian="11pt" style:font-size-complex="11pt"/>
    </style:style>
    <style:style style:name="P7" style:family="paragraph" style:parent-style-name="Preformatted_20_Text">
      <style:paragraph-properties fo:text-align="justify" style:justify-single-word="false"/>
      <style:text-properties style:font-name="Times New Roman3" style:text-underline-style="solid" style:text-underline-width="auto" style:text-underline-color="font-color"/>
    </style:style>
    <style:style style:name="P8" style:family="paragraph" style:parent-style-name="Preformatted_20_Text">
      <style:paragraph-properties fo:text-align="justify" style:justify-single-word="false"/>
      <style:text-properties style:font-name="Times New Roman3"/>
    </style:style>
    <style:style style:name="P9" style:family="paragraph" style:parent-style-name="Preformatted_20_Text">
      <style:paragraph-properties fo:text-align="start" style:justify-single-word="false"/>
      <style:text-properties style:font-name="Times New Roman3" fo:font-size="10pt" style:font-size-asian="10pt" style:font-size-complex="10pt"/>
    </style:style>
    <style:style style:name="P10" style:family="paragraph" style:parent-style-name="Preformatted_20_Text">
      <style:paragraph-properties fo:text-align="justify" style:justify-single-word="false"/>
    </style:style>
    <style:style style:name="P11" style:family="paragraph" style:parent-style-name="Bibliography_20_1">
      <style:paragraph-properties>
        <style:tab-stops/>
      </style:paragraph-properties>
    </style:style>
    <style:style style:name="P12" style:family="paragraph" style:parent-style-name="Text_20_body">
      <style:text-properties style:font-name="Times New Roman3"/>
    </style:style>
    <style:style style:name="P13" style:family="paragraph" style:parent-style-name="Text_20_body">
      <style:text-properties style:font-name="Times New Roman3" fo:font-size="12pt" style:font-size-asian="12pt" style:font-size-complex="12pt"/>
    </style:style>
    <style:style style:name="P14" style:family="paragraph" style:parent-style-name="Text_20_body">
      <style:paragraph-properties fo:text-align="justify" style:justify-single-word="false"/>
      <style:text-properties style:font-name="Times New Roman3" fo:font-size="12pt" style:font-size-asian="12pt" style:font-size-complex="12pt"/>
    </style:style>
    <style:style style:name="P15" style:family="paragraph" style:parent-style-name="Text_20_body">
      <style:paragraph-properties fo:text-align="justify" fo:text-align-last="justify" style:justify-single-word="false"/>
      <style:text-properties style:font-name="Times New Roman3" fo:font-size="12pt" style:font-size-asian="12pt"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snap-to-layout-grid="true"/>
    </style:style>
    <style:style style:name="P18" style:family="paragraph" style:parent-style-name="Text_20_body">
      <style:paragraph-properties fo:text-align="justify" fo:text-align-last="justify" style:justify-single-word="false"/>
    </style:style>
    <style:style style:name="P19"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3" fo:font-weight="bold" style:font-weight-asian="bold" style:font-weight-complex="bold"/>
    </style:style>
    <style:style style:name="P20" style:family="paragraph" style:parent-style-name="Text_20_body">
      <style:paragraph-properties fo:margin-top="0in" fo:margin-bottom="0in" fo:text-align="justify" style:justify-single-word="false"/>
      <style:text-properties style:font-name="Times New Roman3"/>
    </style:style>
    <style:style style:name="P21" style:family="paragraph" style:parent-style-name="Text_20_body">
      <style:paragraph-properties fo:margin-top="0in" fo:margin-bottom="0in"/>
      <style:text-properties style:font-name="Times New Roman3" fo:font-size="12pt" style:font-size-asian="12pt" style:font-size-complex="12pt"/>
    </style:style>
    <style:style style:name="P22" style:family="paragraph" style:parent-style-name="Text_20_body">
      <style:paragraph-properties fo:margin-top="0in" fo:margin-bottom="0in" fo:text-align="justify" style:justify-single-word="false"/>
      <style:text-properties style:font-name="Times New Roman3" fo:font-size="12pt" style:font-size-asian="12pt" style:font-size-complex="12pt"/>
    </style:style>
    <style:style style:name="P23" style:family="paragraph" style:parent-style-name="Text_20_body">
      <style:paragraph-properties fo:margin-top="0in" fo:margin-bottom="0in" fo:text-align="justify" style:justify-single-word="false"/>
    </style:style>
    <style:style style:name="P24" style:family="paragraph" style:parent-style-name="Preformatted_20_Text">
      <style:paragraph-properties fo:margin-top="0in" fo:margin-bottom="0in" fo:text-align="justify" style:justify-single-word="false"/>
      <style:text-properties style:font-name="Times New Roman3" fo:font-size="12pt" style:font-size-asian="12pt" style:font-size-complex="12pt"/>
    </style:style>
    <style:style style:name="P25"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3" fo:font-style="italic" style:text-underline-style="none" fo:font-weight="normal" style:font-style-asian="italic" style:font-weight-asian="normal" style:font-style-complex="italic" style:font-weight-complex="normal"/>
    </style:style>
    <style:style style:name="P26" style:family="paragraph" style:parent-style-name="Table_20_Contents">
      <style:paragraph-properties fo:text-align="justify" style:justify-single-word="false"/>
      <style:text-properties style:font-name="Times New Roman3" fo:font-size="12pt" style:font-name-asian="DejaVu LGC Sans Mono" style:font-size-asian="12pt" style:font-name-complex="Liberation Mono" style:font-size-complex="12pt"/>
    </style:style>
    <style:style style:name="P27" style:family="paragraph" style:parent-style-name="Table_20_Heading">
      <style:text-properties style:font-name="Times New Roman3" fo:font-size="12pt" style:font-name-asian="DejaVu LGC Sans Mono" style:font-size-asian="12pt" style:font-name-complex="Liberation Mono" style:font-size-complex="12pt"/>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style:font-weight-asian="normal" style:font-weight-complex="normal"/>
    </style:style>
    <style:style style:name="P31" style:family="paragraph" style:parent-style-name="Standard">
      <style:paragraph-properties fo:text-align="justify" style:justify-single-word="false"/>
      <style:text-properties style:font-name="Times New Roman3" fo:font-size="12pt" style:font-size-asian="12pt" style:font-size-complex="12pt"/>
    </style:style>
    <style:style style:name="P32" style:family="paragraph" style:parent-style-name="Standard">
      <style:paragraph-properties fo:text-align="justify" fo:text-align-last="justify" style:justify-single-word="false"/>
    </style:style>
    <style:style style:name="P33" style:family="paragraph" style:parent-style-name="Heading_20_3">
      <style:text-properties style:font-name="Times New Roman3"/>
    </style:style>
    <style:style style:name="P34" style:family="paragraph" style:parent-style-name="Heading_20_1">
      <style:text-properties style:font-name="Times New Roman3"/>
    </style:style>
    <style:style style:name="P35" style:family="paragraph" style:parent-style-name="Heading_20_1">
      <style:text-properties style:font-name="Times New Roman3" fo:font-size="12pt" style:font-size-asian="12pt" style:font-size-complex="12pt"/>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fo:text-align="justify" style:justify-single-word="false"/>
      <style:text-properties style:font-name="Times New Roman3" fo:font-size="12pt" style:font-size-asian="12pt" style:font-size-complex="12pt"/>
    </style:style>
    <style:style style:name="P38" style:family="paragraph" style:parent-style-name="Standard">
      <style:paragraph-properties fo:text-align="justify" fo:text-align-last="justify" style:justify-single-word="false"/>
      <style:text-properties style:font-name="Times New Roman3" fo:font-size="12pt" style:font-size-asian="12pt" style:font-size-complex="12pt"/>
    </style:style>
    <style:style style:name="P39" style:family="paragraph" style:parent-style-name="Heading_20_2">
      <style:text-properties style:font-name="Times New Roman3"/>
    </style:style>
    <style:style style:name="P40" style:family="paragraph" style:parent-style-name="Heading_20_2">
      <style:text-properties style:font-name="Times New Roman3" fo:font-size="12pt" style:font-size-asian="12pt" style:font-size-complex="12p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3"/>
    </style:style>
    <style:style style:name="T4" style:family="text">
      <style:text-properties style:font-name="Times New Roman3"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T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s>
      <text:section text:style-name="Sect1" text:name="Sección1">
        <text:p text:style-name="Heading"><text:s/>An Analysis of Directory-Based Cache-Coherence Protocols on Multi-Core Processors Using the SESC: SuperESCalar Simulator</text:p>
        <text:p text:style-name="P2"/>
        <text:p text:style-name="P2">Eric Chang</text:p>
      </text:section>
      <text:p text:style-name="P2"/>
      <text:section text:style-name="Sect2" text:name="Sección2">
        <text:p text:style-name="P19">Abstract</text:p>
        <text:p text:style-name="P25">Directory-based cache-coherence protocols are based on the central concept of having the states of any particular cache block located in a known, fixed, location. This report will discuss the advantages and disadvantages of two different directory-based cache-coherence protocols. I will introduce cache-coherence protocols in general with some of the basic ideologies behind the different protocols. Then, I will introduce the specific protocols that will be compared, which are the regular directory-based cache-coherence protocol where all requests and responses must pass through the home node, and a different protocol based on the protocol used in the SGI Origin 2000-based systems. I will then go into detail about simulating and implementing the differences between the protocols using the SESC: SuperESCalar Simulator. In addition, results from simulations using SPLASH2 benchmarks are presented. We show that the Origin directory-based cache-coherence protocol has several advantages over the regular directory-based cache-coherence protocol.</text:p>
        <text:p text:style-name="P12"/>
        <text:h text:style-name="P34"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text:p>
        <text:p text:style-name="P4"/>
        <text:p text:style-name="P4">Cache-coherence protocols require mechanisms like snoopy buses and directories to function. It is important to understand how underlying mechanisms such as buses and directories allow multiple caches to communicate with each other.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take advantage of the speedup available in having multiple blocks of the same data across different nodes, while still giving the correct results.</text:p>
        <text:p text:style-name="P4"/>
        <text:p text:style-name="P4">There are two major categories of cache-coherence protocols available today, snoopy-based cache-coherence protocol and directory-based cache-coherence protocol. Although the simplicity of snoopy-based cache-coherence protocols allow manufacturers to easily convert single-core processors to be used as multi-core processors, snoopy-based cache-coherence protocols have problems with scaling up to meet higher core counts than directory-based cache-coherence protocols. For that reason, this report will be focusing mainly on directory-based cache-coherence protocols.</text:p>
        <text:p text:style-name="P4"/>
        <text:h text:style-name="P34" text:outline-level="1">Background</text:h>
        <text:p text:style-name="P10"><text:span text:style-name="T4">There are several different types of cache-coherence protocols, and each of them provide their own advantages and disadvantages. I will first introduce the states that the caches need to store to </text:span><text:soft-page-break/><text:span text:style-name="T4">permit cache-coherence protocols to function, then I will go into the differences between the two major cache-coherence protocols that are in use today, which are the snoopy-based cache-coherence protocol and the directory-based cache-coherence protocol, as well as modifications to the directory-based cache-coherence protocol based on the Origin protocol.</text:span></text:p>
        <text:p text:style-name="P4"/>
        <text:h text:style-name="P40" text:outline-level="2">Cache States</text:h>
        <text:p text:style-name="P4">There are several states that has to be stored by the cache in order to enable the rest of the system to function properly. I will go over the states stored in the MSI cache protocol first. This protocol allows the least amount of information to be stored, yet it still provides enough information for a cache to acquire exclusive access. An improvement upon this protocol can be found in the MESI protocol, which uses one more state than the MSI protocol.</text:p>
        <text:p text:style-name="P4"/>
        <text:h text:style-name="Heading_20_3" text:outline-level="3">MSI Cache</text:h>
        <text:p text:style-name="P4">The MSI protocol is the most basic of the cache-coherence protocols, using only three stages to ensure cache coherency. The three states stand for Modified(M), Shared(S), and Invalid(I). The Modified state signifies that the cache block is in a Dirty Exclusive mode and that no other cache contains the entry. This is necessary whenever the processor needs to perform a write operation. The Shared state means that the cache block can exist in caches other than the current one, and Invalid means that there are no usable data in this particular cache line.</text:p>
        <text:p text:style-name="P4"/>
        <text:p text:style-name="P4">Because this protocol contains only three states, it can save space on storage as compared to some more advanced schemes. In addition, the protocol for a cache-coherence protocol designed using less cache states can be simpler. The disadvantage is that this protocol requires more messages and higher latency on average as compared to protocols where the cache utilizes more states.</text:p>
        <text:p text:style-name="P4"/>
        <text:h text:style-name="Heading_20_3" text:outline-level="3">MESI Cache</text:h>
        <text:p text:style-name="P4">The MESI protocol is an improvement upon the MSI protocol in that it adds an Exclusive(E) state to the protocol. Whenever a cache holds a block in the Exclusive state, it means that the cache has Exclusive access to the block, but had no intention of altering the block at the time of request. In other words, the Exclusive state indicates Clean Exclusive. Adding the Exclusive state is advantageous in that it reduces the traffic caused by writes of blocks that only exist in one cache. This state allows the protocol to send fewer messages and achieve lower latency in certain operations. A disadvantage of this protocol is that it requires more space to store this additional information as compared to the MSI protocol.</text:p>
        <text:p text:style-name="P4"/>
        <text:p text:style-name="P4">Once we add this state into the protocol, certain cases that required an additional request into the network in the MSI protocol becomes an operation where no additional messages are emitted. For example, the MSI protocol fills a Clean Exclusive reply as Shared, so it becomes necessary to send an additional network message to request for exclusive ownership when transitioning from Shared to Dirty Exclusive. In a MESI cache, since it has the Clean Exclusive state, the same transition would go from Clean Exclusive to Dirty Exclusive without emitting any messages on the network. In addition, it is easy to see that adding the Exclusive state means the cache does not have to write back its block to memory when downgrading from Clean Exclusive to Shared. In the MSI protocol, there is no way to distinguish between a Dirty Exclusive and a Clean Exclusive, meaning there are situations where we will write a clean block to memory. </text:p>
        <text:p text:style-name="P4"/>
        <text:h text:style-name="P40" text:outline-level="2"><text:soft-page-break/>Snoopy-Based Versus Directory-Based Cache-Coherence Protocols</text:h>
        <text:p text:style-name="P10"><text:span text:style-name="T4">The most important job of any cache-coherence protocols is to maintain data coherency. In order to maintain data coherency, the protocols all need to make sure that whenever a cache writes to its block, it has exclusive access to it. Given that constraint, one can perform myriad varieties of modifications to the cache-coherence protocols to achieve the best performance. This section will go over the snoopy-based cache-coherence protocol, the regular directory-based cache-coherence protocol, and the Origin-based cache-coherence protocol that are presented in </text:span><text:span text:style-name="T4"><text:sequence-ref text:reference-format="category-and-value" text:ref-name="refFigure0">Figure 1</text:sequence-ref></text:span><text:span text:style-name="T4">. All of these cache-coherence protocols can use the MESI protocol for their cache portion. This means that they all can support the Clean Exclusive state in their caches. Although the two directory-based cache-coherence protocols that will be analyzed in detail in this report will both be using the MESI protocol for their caches, the interactions they have is still vastly different.</text:span></text:p>
        <text:p text:style-name="P4"/>
        <text:p text:style-name="P4"><draw:frame draw:style-name="fr1" draw:name="Marco1" text:anchor-type="paragraph" svg:width="6.5in" draw:z-index="4"><draw:text-box fo:min-height="6.0953in"><text:p text:style-name="Figure"><draw:frame draw:style-name="fr4" draw:name="gráficos3" text:anchor-type="paragraph" svg:x="0.0016in" svg:y="0.0008in" svg:width="6.5in" style:rel-width="100%" svg:height="6.0953in" style:rel-height="scale" draw:z-index="5"><draw:image xlink:href="Pictures/2000010C0005F74D00059845644CEB7F.wmf" xlink:type="simple" xlink:show="embed" xlink:actuate="onLoad"/></draw:frame>Figure <text:sequence text:ref-name="refFigure0" text:name="Figure" text:formula="ooow:Figure+1" style:num-format="1">1</text:sequence> Top: snoopy-based cache-coherence protocol. Middle: regular directory-based cache-coherence protocol. Bottom: SGI Origin-based cache-coherence protocol.</text:p><text:p text:style-name="Figure"/></draw:text-box></draw:frame><text:soft-page-break/>The snoopy-based cache-coherence protocols only logically have two different nodes, the requesting node and the data node. So all the communication that occur is basically one-to-one. In any directory-based cache-coherence protocol, there are three logical nodes in any request: the requesting node, the directory node, and the data node. These logical nodes can all be the same physical nodes or they can all be different, but it is easier to think of them logically as three separate nodes. Requesting node is the node that sends out the original read or write request. In a directory-based protocol, it is necessary to send the request to the directory node in order to find out where the data actually is, what state the directory block is in, and whether or not the request can be satisfied immediately. In the Origin cache-coherence protocol, there are also three logical nodes, but occasionally, the data node needs to send two messages at once, one to the directory node, and one to the requesting node. This should decrease the overall latency in the system because it eliminates the time going from the data node to the directory node to complete requests.</text:p>
        <text:p text:style-name="P4"/>
        <text:h text:style-name="Heading_20_3" text:outline-level="3"><text:span text:style-name="T1">Snoopy</text:span>-Based Cache-Coherence Protocol</text:h>
        <text:p text:style-name="P4">The snoopy-based cache-coherence protocol relies on the bus to transfer necessary information. <text:s/>All messages are broadcast on a common bus, which is monitored by each processor and its cache; therefore, each processor needs a controller to snoop the bus. Anytime a node encounters an important message that pertains to itself, the controller makes sure to forward the request to the cache so that it can further process it. When the processor requires something, it sends its request on the bus, and this broadcast message is heard by every processor connected to the bus.</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e main problem with scaling up snoopy-based protocols is that since all the processors are sharing the same medium, the bus, unless the bandwidth and speed of the bus can be scaled infinitely high, the number of processors cannot be scaled arbitrarily high. Although there are many cache-coherence protocols fundamentally based on the snoopy-based cache-coherence protocol, this cache-coherence protocol will not be presented in the final results because this report is focused on comparing differences in directory-based cache-coherence protocols.</text:p>
        <text:p text:style-name="P4"/>
        <text:h text:style-name="Heading_20_3" text:outline-level="3">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performing the same amount of work than snoopy-based protocols. Nevertheless, there are still some characteristics of directory-based cache-coherence protocols that can cause problems when designing a system. A snoopy-based protocol has very few problems with consistency because all messages are broadcast on a bus, meaning all processors know whenever changes occur in the system. However, in a directory-based protocol, it is possible for the directory to be in an inconsistent state for a longer time. For example, when we are evicting a block from a processor, this is broadcast across the bus in a snoopy-protocol, and each node knows right away if it needs to change its cache state. In a directory-based cache-<text:soft-page-break/>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if care is not taken when designing the protocol.</text:p>
        <text:p text:style-name="P4"/>
        <text:p text:style-name="P4">A directory-based cache-coherence protocol can be designed several ways. The directory needs to keep track of which CPU has which cache line. This is necessary since the directory acts as the communication channel between each CPU. In a snoopy system, we do not keep track of which CPU has which cache block in a centralized location. This is the advantage in the directory-based cache-coherence protocol that allows fewer messages to be sent. One of the easiest ways to keep track of the directories is to keep a bit vector in each distributed directory about which CPU has which cache block. Using bit vector to keep track of the CPU that has a specific cache block is an efficient way to implement directory-based cache-coherence protocol, but it has a limit on how many CPUs can be used together with the system since the bit vector would grow too large in a system with too many CPUs.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text:p>
        <text:p text:style-name="P4"/>
        <text:p text:style-name="P4">The directory is required to store more than just which CPU currently contains a cache line from the current directory. It is also necessary for the directory to store the owners and sharers in order to find out which processors own or share a block. If we did not store these in the state of the directory, we would have to query all the processors to find out what state they are all storing, which would be incredibly inefficient. <text:sequence-ref text:reference-format="category-and-value" text:ref-name="refTable0">Table 1</text:sequence-ref> lists the possible data that the directory can hold compared to the cache state in any cache that has the block.</text:p>
        <text:p text:style-name="P4"/>
        <table:table table:name="DirectoryPossibleStates" table:style-name="DirectoryPossibleStates">
          <table:table-column table:style-name="DirectoryPossibleStates.A"/>
          <table:table-column table:style-name="DirectoryPossibleStates.B"/>
          <table:table-header-rows>
            <table:table-row>
              <table:table-cell table:style-name="DirectoryPossibleStates.A1" office:value-type="string">
                <text:p text:style-name="P27">Cache State</text:p>
              </table:table-cell>
              <table:table-cell table:style-name="DirectoryPossibleStates.B1" office:value-type="string">
                <text:p text:style-name="P27">Directory Data Structure</text:p>
              </table:table-cell>
            </table:table-row>
          </table:table-header-rows>
          <table:table-row>
            <table:table-cell table:style-name="DirectoryPossibleStates.A2" office:value-type="string">
              <text:p text:style-name="P26">Modified (Dirty Exclusive)</text:p>
            </table:table-cell>
            <table:table-cell table:style-name="DirectoryPossibleStates.B2" office:value-type="string">
              <text:p text:style-name="P26">Owner = {P}, Sharers = {}</text:p>
            </table:table-cell>
          </table:table-row>
          <table:table-row>
            <table:table-cell table:style-name="DirectoryPossibleStates.A2" office:value-type="string">
              <text:p text:style-name="P26">Exclusive (Clean Exclusive)</text:p>
            </table:table-cell>
            <table:table-cell table:style-name="DirectoryPossibleStates.B2" office:value-type="string">
              <text:p text:style-name="P26">Owner = {P}, Sharers = {}</text:p>
            </table:table-cell>
          </table:table-row>
          <table:table-row>
            <table:table-cell table:style-name="DirectoryPossibleStates.A2" office:value-type="string">
              <text:p text:style-name="P26">Shared</text:p>
            </table:table-cell>
            <table:table-cell table:style-name="DirectoryPossibleStates.B2" office:value-type="string">
              <text:p text:style-name="P26">Owner = {P}, Sharers = {Any number of P}</text:p>
            </table:table-cell>
          </table:table-row>
          <table:table-row>
            <table:table-cell table:style-name="DirectoryPossibleStates.A2" office:value-type="string">
              <text:p text:style-name="P26">Invalid</text:p>
            </table:table-cell>
            <table:table-cell table:style-name="DirectoryPossibleStates.B2" office:value-type="string">
              <text:p text:style-name="P26">Owner = {}, Sharers = {}</text:p>
            </table:table-cell>
          </table:table-row>
        </table:table>
        <text:p text:style-name="Table">Table <text:sequence text:ref-name="refTable0" text:name="Table" text:formula="ooow:Table+1" style:num-format="1">1</text:sequence> Correspondence between cache state and directory data structure</text:p>
        <text:p text:style-name="P4"/>
        <text:p text:style-name="P4">In both the “Modified” state and the “Exclusive” state, the directory would store only the node ID of the processor that is the owner. Nevertheless, the directory does not know for certain whether or not the owner is actually clean or dirty until it has sent a request to the cache. It is the job of the protocol to take advantage of having the “Exclusive” state by not writing the block to memory if the block is clean. If the directory is in a “Shared” state, then it would have a node ID in the owner slot and any number of node IDs in the sharers list. The reason that there would be a <text:soft-page-break/>node ID in the owner slot is because any transition into the “Shared” state must have transitioned from a “Modified” or “Exclusive” state, which must already have stored a node ID in the owner slot.</text:p>
        <text:p text:style-name="P4"/>
        <text:p text:style-name="P4">Keeping track of the owner could be done by either adding a bit to each directory entry, and turning on the extra bit to indicate ownership. There could also be an extra entry dedicated to holding the owner. The advantage of adding a bit to each directory entry that holds the node ID is that it could potentially save bits if there are many nodes in the system and each node ID list is short. However, using an extra entry strictly for holding the owner is more intuitive, and it can also be faster to access since the processor always know which entry is the owner. We can also have a combined owner-sharers list, where one entry implies “Exclusive,” and multiple entries imply that the directory is in the “Shared” state. In this last method, the system would have to be able to quickly scan through all the entries it has to determine whether it has no valid entries, one valid entry, or multiple valid entries. Since in either of the protocols that will be tested in this report, the owner entry becomes essentially an additional entry for the sharers list, there is not truly a need for the directory to have different slots for holding the owner versus a list of sharers. Therefore, sometimes in the discussion of protocols in this report, sharers will imply both the sharers list and also the node ID in the owner slot.</text:p>
        <text:p text:style-name="P4"/>
        <text:h text:style-name="Heading_20_3" text:outline-level="3">Modifications to the Directory-Based Cache-Coherence Protocol</text:h>
        <text:p text:style-name="P4">There is an optimized version of the basic directory protocol mentioned in the previous section. The SGI Origin 2000 implemented this protocol, which is based on an altered version of the protocol used in the Stanford DASH multiprocessor <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 This protocol tries to be more optimized by reducing latency between the data node and the directory node. It achieves this by assuming that all read requests to the directory can be satisfied, and if it cannot, it is up to the owner of the data instead of the directory to send an additional invalidate back to the directory as well as the data response to the original requesting node. We save time by allowing the data packet retrieved to go directly to the requester without the additional latency of going to the directory first.</text:p>
        <text:p text:style-name="P4"/>
        <text:p text:style-name="P4">This type of protocol introduce many opportunities for the messages to arrive out-of-order. A requesting message goes to the directory, which can be different than the node that ultimately supplies the response back to the requester. There are situations where the directory completes its transition into a non-busy state before knowing for certain that the new owner has received its request, making it possible for the directory to send another request to the new owner when the new owner has not even received its response from the previous transaction. In addition, the system sometimes need to send out two messages simultaneously, as opposed to the regular directory, where all operations can only cause one outgoing message to be sent on every incoming message. The protocol deals with this situation by having the directory change to a busy state whenever the directory state and the request cannot be satisfied immediately. This situation can happen, for example, when the directory state is Exclusive with another owner, and a read request comes in. Any further requests that arrive, regardless of their origin or type, will be denied via a nak by the directory. This ensures that the directory stays in a consistent state and is not modified based on invalid directory state.</text:p>
        <text:p text:style-name="P22"/>
        <text:h text:style-name="Heading_20_1" text:outline-level="1">Cache-Coherence Protocols</text:h>
        <text:p text:style-name="P4">This section will present the specific operations of the two different types of directory-based cache-coherence protocols. First, I will be showing the regular directory-based cache-coherence <text:soft-page-break/>protocol where all requests pass through the home node and each node can only emit one response in reply to a request. Then, I will be showing a more optimized version of the cache-coherence protocol, based on the SGI Origin protocol, where it is possible for each node to emit two messages in response to a request, and not all requests have to pass through the directory before being satisfied.</text:p>
        <text:p text:style-name="P4"/>
        <text:h text:style-name="Heading_20_2" text:outline-level="2">Regular Protocol</text:h>
        <text:p text:style-name="Text_20_body">The regular directory-based cache-coherence protocol is a traditional directory-based cache-coherence protocol where the requester first sends a message to the directory, then the directory will send another request to the data node, then the data node will return with a response to the directory. Finally, the directory is responsible for forwarding the response back to the requester. In general, two bilateral interactions occur in this protocol to form a complete transaction.</text:p>
        <text:p text:style-name="Text_20_body"/>
        <text:p text:style-name="P1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Text_20_body"/>
        <text:h text:style-name="Heading_20_3" text:outline-level="3">Regular Protocol Directory FSM</text:h>
        <text:p text:style-name="P17"><text:sequence-ref text:reference-format="category-and-value" text:ref-name="refFigure1">Figure 2</text:sequence-ref> illustrates the directory FSM for the regular directory-based cache-coherence protocol. The directory for any address will start in the “Unowned” state initially. When the directory receives a read request, it would set the owner to be the requester, forward the request to the memory node, and transition to “Exclusive Waiting for Reply.” In that state, the directory has to wait for a response from the memory node before it can do anything else, so any read requests that arrive gets nakked. No writeback requests can arrive in “Unowned” because no node has the block, yet. When it receives a reply from the memory node, an exclusive reply is sent to the requester, and the directory transitions into the “Exclusive” state.</text:p>
        <text:p text:style-name="P18"/>
        <text:p text:style-name="P28">From the “Exclusive” state, there are a myriad of situations that can occur. The first can happen when an exclusive read request arrives at the directory and the requester is the owner. This situation occurs when the cache has the block in the “Shared” state, but it wants exclusive access to it for a write.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28"/>
        <text:p text:style-name="P28">Another type of transition that occurs from the “Exclusive” state is when the directory receives an exclusive read and the requester is not the owner. In this situation, the directory would set the requester as the owner and send an invalidate to the previous owner, while transitioning to “Waiting for Invalidate Response,” where it waits for a writeback request, an eviction request, or an invalidate ack to cause it to transition back to “Exclusive.” If a read request arrives while the directory is in “Waiting for Invalidate Response,” the directory would send a nak to the <text:soft-page-break/><draw:frame draw:style-name="fr2" draw:name="Marco2" text:anchor-type="as-char" svg:y="-8.1102in" svg:width="6.5in" draw:z-index="6"><draw:text-box fo:min-height="8.1102in"><text:p text:style-name="Figure"><draw:frame draw:style-name="fr5" draw:name="gráficos4" text:anchor-type="paragraph" svg:x="0in" svg:y="0in" svg:width="6.5in" style:rel-width="100%" svg:height="8.1228in" style:rel-height="scale" draw:z-index="7"><draw:image xlink:href="Pictures/2000035D0000585500006E6589ED69DF.wmf" xlink:type="simple" xlink:show="embed" xlink:actuate="onLoad"/></draw:frame></text:p><text:p text:style-name="Figure">Figure <text:sequence text:ref-name="refFigure1" text:name="Figure" text:formula="ooow:Figure+1" style:num-format="1">2</text:sequence> Regular protocol directory FSM</text:p><text:p text:style-name="Figure"/><text:p text:style-name="Figure"/></draw:text-box></draw:frame> </text:p>
        <text:p text:style-name="P28"><text:soft-page-break/>requester. If the directory receives a writeback request, it would send an exclusive reply to the new owner, a writeback ack to the requester, send a write to memory, and transition to</text:p>
        <text:p text:style-name="P28">“Exclusive.” On the other hand, if only an eviction request was received, the directory would send an exclusive reply to the new owner, send an eviction ack to the requester, and transition to “Exclusive” without sending a write to memory. In “Waiting for Invalidate Response,” the directory could also receive an invalidate response or an invalidate ack. In both cases, the directory would send an exclusive reply to the new owner and transition to “Exclusive,” but it would only send a write to memory if it received an invalidate response, indicating that the cache was in the “Dirty Exclusive” state.</text:p>
        <text:p text:style-name="P28"/>
        <text:p text:style-name="P28">It is also possible to transition from the “Exclusive” state to “Exclusive Shared Waiting for Reply” when the directory receives a shared read. This shared read has to come from a requester that is not the owner. The directory has to forward the request to the previous owner and add the requester as a sharer. In “Exclusive Shared Waiting for Reply,” several things can happen. If the directory receives a shared read in this state, it would add the requester into the sharers list, and if it receives an exclusive read, it would send a nak to the requester. If a writeback request arrives from the previous owner, then the directory would set the owner to be the read requester, send a writeback ack to the writeback requester, send an exclusive read reply to the read requester, and transition back to “Exclusive.” If, instead, it receives a read reply from the previous owner, then the directory would forward shared replies to all requesters and transition to “Shared.”</text:p>
        <text:p text:style-name="P28"/>
        <text:p text:style-name="P28">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eviction ack to the requester, and transition to “Exclusive.”</text:p>
        <text:p text:style-name="P28"/>
        <text:p text:style-name="P28">When a shared read arrives in the “Shared” state, the directory would add the requester into the sharers list, forward the request to a sharer S, and transition to “Shared Waiting for Reply.” Sharer S, which can be any node among the available sharers. In this state, the directory adds any new shared 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questers, send an eviction ack to the eviction requester, remove the eviction requester from the sharers list, and transition back to “Shared.”</text:p>
        <text:p text:style-name="P28"/>
        <text:p text:style-name="P28">While in “Shared” state, it is also possible to receive an exclusive read request. This request causes the requester to be set as the owner, a transition to “Waiting to Send Invalidates,” and the request to be forwarded to a sharer S, which can be any node among the available sharers. In the “Waiting to Send Invalidates” state, if the directory receives an eviction request not from sharer S, it would send a nak to the requester.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would remove the requester from the sharers list, send invalidates to the remaining sharers, send an eviction ack to the requester, then transition to “Waiting for K Invalidates, J Invalidates Received So Far.”</text:p>
        <text:p text:style-name="P28"><text:soft-page-break/></text:p>
        <text:p text:style-name="P16">The directory’s primary purpose is to wait for invalidate acks in “Waiting for K Invalidates, J 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text:p>
        <text:p text:style-name="Text_20_body"/>
        <text:h text:style-name="Heading_20_3" text:outline-level="3">Regular Protocol Cache FSM</text:h>
        <text:p text:style-name="P14"><text:sequence-ref text:reference-format="category-and-value" text:ref-name="refFigure2">Figure 3</text:sequence-ref> illustrates the cache FSM for the regular directory-based cache-coherence protocol. All caches start initially in the “Invalid” state. From this state, the cache can receive a request from the processor for either a shared read or an exclusive read. If the cache receives a shared read, then it would transition to “Waiting for Shared Read Reply” after forwarding the request to the directory. However, if the cache receives an exclusive read, it would transition to “Waiting for Exclusive Reply” after forwarding the request to the directory.</text:p>
        <text:p text:style-name="P28"/>
        <text:p text:style-name="P28">In “Waiting for Shared Read Reply,” the cache waits for either type of read replies and transitions depending on which type of read reply it receives. If it receives a nak, it has to resend the shared read request. If the cache receives a shared reply, it would fill the cache with the block and transition to “Shared.” However, if the cache receives an exclusive reply, it would transition to “Clean Exclusive,” instead.</text:p>
        <text:p text:style-name="P28"/>
        <text:p text:style-name="P28">Once in “Clean Exclusive,” the cache can receive an invalidate message from the directory, when it has to reply with an invalidate ack and transition to “Invalid.” In this state, the cache could also decide to evict the block by sending an eviction request to the directory and transitioning to “Clean Exclusive Waiting for Eviction Ack,” where it waits for an eviction ack before transitioning to “Invalid.” Otherwise, the cache can also transition into the “Dirty Exclusive” state if it receives an exclusive read request from the processor.</text:p>
        <text:p text:style-name="P28"/>
        <text:p text:style-name="P28">After arriving in the “Dirty Exclusive” state, several things can happen. The cache can receive an invalidate from the directory, when it would have to transition to “Invalid” and send an invalidate response with the block attached to the directory. If the cache has to evict the block, it would send a writeback request to the directory and transition into “Dirty Exclusive Waiting for Writeback Ack,” where it waits for a writeback ack from the directory before transitioning to “Invalid.” In this state, the cache could also receive a shared read request from the directory, indicating that the cache should transition out of its “Dirty Exclusive” state into the “Shared” state.</text:p>
        <text:p text:style-name="P28"/>
        <text:p text:style-name="P28">Once the cache transitions into the “Shared” state, several transitions could happen. The directory could <text:s/>receive an invalidate message from the directory, indicating that the cache should transition to “Invalid” and send an invalidate ack to the directory. If this cache received an invalidate, then this cache could not have been the sharer S that the directory chose to read from, since the directory is required to obtain the first read reply from sharer S before sending out its invalidates. In addition, if the cache has to evict a block in the “Shared” state for any reason, it would send an eviction request to the directory and transition to “Shared Waiting for Eviction Ack.”</text:p>
        <text:p text:style-name="P28"/>
        <text:p text:style-name="P32"><text:soft-page-break/>After transitioning to “Shared Waiting for Eviction Ack,” the cache has to wait for one of two messages. If the cache receives an invalidate message from the directory, then it means that the eviction request has not arrived at the directory before the invalidate message was sent, so it has </text:p>
        <text:p text:style-name="P28"><draw:frame draw:style-name="fr2" draw:name="Marco7" text:anchor-type="as-char" svg:y="-8.1102in" svg:width="6.5in" draw:z-index="8"><draw:text-box fo:min-height="8.1102in"><text:p text:style-name="Figure"><draw:frame draw:style-name="fr4" draw:name="gráficos6" text:anchor-type="paragraph" svg:x="0.0016in" svg:y="0.0008in" svg:width="6.5in" style:rel-width="100%" svg:height="7.4673in" style:rel-height="scale" draw:z-index="9"><draw:image xlink:href="Pictures/20000104000054C500006163B0F6182E.wmf" xlink:type="simple" xlink:show="embed" xlink:actuate="onLoad"/></draw:frame></text:p><text:p text:style-name="Figure">Figure <text:sequence text:ref-name="refFigure2" text:name="Figure" text:formula="ooow:Figure+1" style:num-format="1">3</text:sequence> Regular protocol cache FSM</text:p><text:p text:style-name="Figure"/><text:p text:style-name="Figure"/><text:p text:style-name="Figure"/></draw:text-box></draw:frame></text:p>
        <text:p text:style-name="P28"><text:soft-page-break/>to transition to “Waiting for Nak,” since the directory would send a nak in response to the cache’s eviction request. Once the cache receives a nak in “Waiting for Nak,” it would send an invalidate ack and transition to “Invalid.” It is also possible for the cache to receive an eviction ack while in “Shared Waiting for Eviction Ack,” where the cache can transition to “Invalid” without doing anything else.</text:p>
        <text:p text:style-name="P28"/>
        <text:p text:style-name="P28">In “Shared,” it is also possible for the cache to receive an exclusive read request from the processor, where it would forward the request to the directory and transition to “Waiting for Exclusive Read Reply.” In this state, the cache can receive a nak from the directory, telling the cache that the directory is busy and that it should resend its request. Only the exclusive reply message from the directory will transition the cache out of this state and into the “Dirty Exclusive” state.</text:p>
        <text:p text:style-name="P14"/>
        <text:h text:style-name="Heading_20_2" text:outline-level="2">Origin Protocol</text:h>
        <text:p text:style-name="Text_20_body">The Origin directory-based cache-coherence protocol uses a three-way interaction that sends less messages than the regular directory protocol does. Because of this change, the finite-state machines for this protocol is substantially different than the regular protocol, both in the directory and in the cache.</text:p>
        <text:p text:style-name="Text_20_body"/>
        <text:h text:style-name="Heading_20_3" text:outline-level="3">Origin Protocol Directory FSM</text:h>
        <text:p text:style-name="Text_20_body"><text:sequence-ref text:reference-format="category-and-value" text:ref-name="refFigure3">Figure 4</text:sequence-ref> illustrates the directory FSM for the Origin directory-based cache-coherence protocol and<text:span text:style-name="T7"> shows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would send an exclusive reply to the requester and transition to the “Exclusive” state. It should be impossible for a writeback request to arrive during “Unowned” or “Exclusive (Memory-Access)” states because no node should have the block in these two states.</text:span></text:p>
        <text:p text:style-name="P36"/>
        <text:p text:style-name="P29"><text:span text:style-name="T7">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text:span text:style-name="T6">exclusive</text:span><text:span text:style-name="T7">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text:span>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9"><text:soft-page-break/><draw:frame draw:style-name="fr3" draw:name="Marco8" text:anchor-type="as-char" svg:width="6.5in" draw:z-index="10"><draw:text-box fo:min-height="8.9807in"><text:p text:style-name="Figure"><draw:frame draw:style-name="fr4" draw:name="gráficos7" text:anchor-type="paragraph" svg:x="0.0016in" svg:y="0.0008in" svg:width="6.5in" style:rel-width="100%" svg:height="8.2134in" style:rel-height="scale" draw:z-index="11"><draw:image xlink:href="Pictures/2000024B0000586E00006FBE2C64BC66.wmf" xlink:type="simple" xlink:show="embed" xlink:actuate="onLoad"/></draw:frame></text:p><text:p text:style-name="Figure">Figure <text:sequence text:ref-name="refFigure3" text:name="Figure" text:formula="ooow:Figure+1" style:num-format="1">4</text:sequence> Origin protocol directory FSM</text:p></draw:text-box></draw:frame></text:p>
        <text:p text:style-name="P29"><text:soft-page-break/>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30"/>
        <text:p text:style-name="P29">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since “Busy-Exclusive (Memory-Access) transitions eventually to the “Exclusive” state.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o exclusive states.</text:p>
        <text:p text:style-name="P29"/>
        <text:p text:style-name="P16"><text:span text:style-name="T7">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It<text:span text:style-name="T7"> is possible for the intervention to be unsuccessful, however, which is indicated by a nak from the previous owner. When this happens, the directory would send a nak to the requester an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span></text:p>
        <text:p text:style-name="Text_20_body"/>
        <text:h text:style-name="Heading_20_3" text:outline-level="3">Origin Protocol Cache FSM</text:h>
        <text:p text:style-name="P15"><text:sequence-ref text:reference-format="category-and-value" text:ref-name="refFigure4">Figure 5</text:sequence-ref> illustrates the cache FSM for the Origin directory-based cache-coherence protocol. 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ext:p>
        <text:p text:style-name="P28"><text:soft-page-break/><draw:frame draw:style-name="fr2" draw:name="Marco9" text:anchor-type="as-char" svg:y="-8.1102in" svg:width="6.5in" draw:z-index="12"><draw:text-box fo:min-height="9.0118in"><text:p text:style-name="Figure"><draw:frame draw:style-name="fr4" draw:name="gráficos8" text:anchor-type="paragraph" svg:x="0.0016in" svg:y="0.0008in" svg:width="6.5in" style:rel-width="100%" svg:height="8.2791in" style:rel-height="scale" draw:z-index="13"><draw:image xlink:href="Pictures/2000022B0000552800006C775CBB947F.wmf" xlink:type="simple" xlink:show="embed" xlink:actuate="onLoad"/></draw:frame></text:p><text:p text:style-name="Figure">Figure <text:sequence text:ref-name="refFigure4" text:name="Figure" text:formula="ooow:Figure+1" style:num-format="1">5</text:sequence> Origin protocol cache FSM</text:p></draw:text-box></draw:frame></text:p>
        <text:p text:style-name="P31"><text:soft-page-break/>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8"/>
        <text:p text:style-name="P28">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8"/>
        <text:p text:style-name="P28">However, if a cache receives a speculative reply or a shared response/ack in “Waiting for Shared Read Response,” then it would transition to “Waiting for Shared Response/Ack” or “Shared Waiting for Speculative Reply,” respectively. Receiving either of these messages mean that the directory block state was Exclusive and that the requester needs to wait for both messages before it can fill its cache and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8"/>
        <text:p text:style-name="P14">In the “Shared” state, if the cache receives an invalidate from the directory, the cache would have to invalidate the cache block, send an invalidate ack to the requester, and transition to the “Invalid” state. If the cache needs to evict the block, it would also have to transition to “Invalid”, but without sending any messages. It is also possible to receive an exclusive read request from the processor in this state, when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14"/>
        <text:p text:style-name="P38">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or an invalidate ack could be received from the “Waiting for Exclusive Read Response” state is illustrated in <text:sequence-ref text:reference-format="category-and-value" text:ref-name="refFigure5">Figure 6</text:sequence-ref>. The exclusive reply with invalidates pending and invalidations are sent at the same time to the requester and the sharers, respectively, in both</text:p>
        <text:p text:style-name="P31"><text:soft-page-break/><draw:frame draw:style-name="fr3" draw:name="Marco10" text:anchor-type="as-char" svg:width="6.5in" draw:z-index="14"><draw:text-box fo:min-height="3.45in"><text:p text:style-name="Figure"><draw:frame draw:style-name="fr5" draw:name="gráficos9" text:anchor-type="paragraph" svg:x="0in" svg:y="0in" svg:width="6.5in" style:rel-width="100%" svg:height="3.45in" style:rel-height="scale" draw:z-index="15"><draw:image xlink:href="Pictures/20000081000060E800003371E6429219.wmf" xlink:type="simple" xlink:show="embed" xlink:actuate="onLoad"/></draw:frame></text:p><text:p text:style-name="Figure">Figure <text:sequence text:ref-name="refFigure5" text:name="Figure" text:formula="ooow:Figure+1" style:num-format="1">6</text:sequence> Scenarios When Transitioning into “Waiting for K Invalidates, J Invalidates Received So Far”</text:p><text:p text:style-name="Figure"/></draw:text-box></draw:frame>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6">state,</text:span> when the cache would have to respond with a nak to the directory and a nak to the requester.</text:p>
        <text:p text:style-name="P31"/>
        <text:p text:style-name="P28">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n the cache would have to start over by resending its request to the directory and transitioning to “Waiting for Exclusive Read Response.”</text:p>
        <text:p text:style-name="P28"/>
        <text:p text:style-name="P28">Once in the “Dirty Exclusive” state, the cache can receive three types of messages. If the cache <text:soft-page-break/>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8"/>
        <text:p text:style-name="P31">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text:p text:style-name="P4"/>
        <text:h text:style-name="P35" text:outline-level="1">Methodology and Implementation</text:h>
        <text:p text:style-name="P22">The implementation of the code was done SESC Simulator, which uses C++ as its programming language. It supports various features of a computer system that allows us to simulate the differences between different directory-based protocols.</text:p>
        <text:p text:style-name="P21"/>
        <text:h text:style-name="Heading_20_2" text:outline-level="2">Directory</text:h>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
        <text:h text:style-name="P39" text:outline-level="2">Cache</text:h>
        <text:p text:style-name="P8"><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text:span><text:span text:style-name="T2">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p text:style-name="P4"/>
        <text:h text:style-name="P33" text:outline-level="3"><text:soft-page-break/>Changing Cache Size</text:h>
        <table:table table:name="Tabla2" table:style-name="Tabla2">
          <table:table-column table:style-name="Tabla2.A" table:number-columns-repeated="5"/>
          <table:table-row>
            <table:table-cell table:style-name="Tabla2.A1" office:value-type="string">
              <text:p text:style-name="P9"/>
            </table:table-cell>
            <table:table-cell table:style-name="Tabla2.A1" office:value-type="string">
              <text:p text:style-name="P9">Main Memory</text:p>
            </table:table-cell>
            <table:table-cell table:style-name="Tabla2.A1" office:value-type="string">
              <text:p text:style-name="P9">Cache Line</text:p>
            </table:table-cell>
            <table:table-cell table:style-name="Tabla2.A1" office:value-type="string">
              <text:p text:style-name="P9">Other Processor</text:p>
            </table:table-cell>
            <table:table-cell table:style-name="Tabla2.E1" office:value-type="string">
              <text:p text:style-name="P9">Snoop Request</text:p>
            </table:table-cell>
          </table:table-row>
          <table:table-row>
            <table:table-cell table:style-name="Tabla2.A2" office:value-type="string">
              <text:p text:style-name="P9">Modified</text:p>
            </table:table-cell>
            <table:table-cell table:style-name="Tabla2.A2" office:value-type="string">
              <text:p text:style-name="P9">Stale</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Modified cache responds</text:p>
            </table:table-cell>
          </table:table-row>
          <table:table-row>
            <table:table-cell table:style-name="Tabla2.A2" office:value-type="string">
              <text:p text:style-name="P9">Owner</text:p>
            </table:table-cell>
            <table:table-cell table:style-name="Tabla2.A2" office:value-type="string">
              <text:p text:style-name="P9">Can be stale</text:p>
            </table:table-cell>
            <table:table-cell table:style-name="Tabla2.A2" office:value-type="string">
              <text:p text:style-name="P9">Most recent, correct copy</text:p>
            </table:table-cell>
            <table:table-cell table:style-name="Tabla2.A2" office:value-type="string">
              <text:p text:style-name="P9">Shared state</text:p>
            </table:table-cell>
            <table:table-cell table:style-name="Tabla2.E2" office:value-type="string">
              <text:p text:style-name="P9">Owned cache responds</text:p>
            </table:table-cell>
          </table:table-row>
          <table:table-row>
            <table:table-cell table:style-name="Tabla2.A2" office:value-type="string">
              <text:p text:style-name="P9">Exclusive</text:p>
            </table:table-cell>
            <table:table-cell table:style-name="Tabla2.A2" office:value-type="string">
              <text:p text:style-name="P9">Most recent, correct copy</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Exclusive cache or main memory responds</text:p>
            </table:table-cell>
          </table:table-row>
          <table:table-row>
            <table:table-cell table:style-name="Tabla2.A2" office:value-type="string">
              <text:p text:style-name="P9">Shared</text:p>
            </table:table-cell>
            <table:table-cell table:style-name="Tabla2.A2" office:value-type="string">
              <text:p text:style-name="P9">Can hold most recent, correct copy</text:p>
            </table:table-cell>
            <table:table-cell table:style-name="Tabla2.A2" office:value-type="string">
              <text:p text:style-name="P9">Can hold most recent, correct copy</text:p>
            </table:table-cell>
            <table:table-cell table:style-name="Tabla2.A2" office:value-type="string">
              <text:p text:style-name="P9">Shared or owned</text:p>
            </table:table-cell>
            <table:table-cell table:style-name="Tabla2.E2" office:value-type="string">
              <text:p text:style-name="P9">May not respond</text:p>
            </table:table-cell>
          </table:table-row>
          <table:table-row>
            <table:table-cell table:style-name="Tabla2.A2" office:value-type="string">
              <text:p text:style-name="P9">Invalid</text:p>
            </table:table-cell>
            <table:table-cell table:style-name="Tabla2.A2" office:value-type="string">
              <text:p text:style-name="P9">May hold valid or invalid</text:p>
            </table:table-cell>
            <table:table-cell table:style-name="Tabla2.A2" office:value-type="string">
              <text:p text:style-name="P9">Invalid copy</text:p>
            </table:table-cell>
            <table:table-cell table:style-name="Tabla2.A2" office:value-type="string">
              <text:p text:style-name="P9">May hold valid or invalid copy</text:p>
            </table:table-cell>
            <table:table-cell table:style-name="Tabla2.E2" office:value-type="string">
              <text:p text:style-name="P9">May not respond</text:p>
            </table:table-cell>
          </table:table-row>
        </table:table>
        <text:p text:style-name="Standard">Table <text:sequence text:ref-name="refTable1" text:name="Table" text:formula="ooow:Table+1" style:num-format="1">2</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39" text:outline-level="2">Network</text:h>
        <text:p text:style-name="P5"><draw:frame draw:style-name="fr1" draw:name="Marco4" text:anchor-type="paragraph" svg:width="3.15in" draw:z-index="0"><draw:text-box fo:min-height="1.9429in"><text:p text:style-name="Figure"><draw:frame draw:style-name="fr4" draw:name="gráficos2" text:anchor-type="paragraph" svg:x="0.0016in" svg:y="0.0008in" svg:width="3.15in" style:rel-width="100%" svg:height="1.9429in" style:rel-height="scale" draw:z-index="1"><draw:image xlink:href="Pictures/200000360005F7AC0003AEA6DFAA6CDD.wmf" xlink:type="simple" xlink:show="embed" xlink:actuate="onLoad"/></draw:frame>Figure <text:sequence text:ref-name="refFigure6" text:name="Figure" text:formula="ooow:Figure+1" style:num-format="1">7</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ext:soft-page-break/>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39"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39"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2"><draw:text-box fo:min-height="3.8661in"><text:p text:style-name="Figure"><draw:frame draw:style-name="fr4" draw:name="gráficos1" text:anchor-type="paragraph" svg:x="0.0016in" svg:y="0.0008in" svg:width="3.15in" style:rel-width="100%" svg:height="3.8661in" style:rel-height="scale" draw:z-index="3"><draw:image xlink:href="Pictures/200000570004DCAC0005F7BBFE04365B.wmf" xlink:type="simple" xlink:show="embed" xlink:actuate="onLoad"/></draw:frame>Figure <text:sequence text:ref-name="refFigure7" text:name="Figure" text:formula="ooow:Figure+1" style:num-format="1">8</text:sequence> Connections in a single node</text:p></draw:text-box></draw:frame></text:p>
        <text:h text:style-name="P34" text:outline-level="1">Results</text:h>
        <text:p text:style-name="P23"><text:span text:style-name="T3">In this section, I will discuss the results of running the simulation on the Sesc simulator. The results are shown in Table 2 for the results using the benchmark fft in the SPLASH-2 benchmark </text:span><text:span text:style-name="T3">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3]</text:bibliography-mark></text:span><text:span text:style-name="T3">.</text:span></text:p>
        <text:p text:style-name="P4"/>
        <text:h text:style-name="P39" text:outline-level="2"><text:soft-page-break/>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39" text:outline-level="2">SPLASH2 benchmarks</text:h>
        <text:p text:style-name="P22">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20"/>
        <text:p text:style-name="P24">We also see that for both MOESI and MSI caches, as the CPU count increases, the run-time decreases, this is to be expected as more work can be done in the same amount of time when one has more processors that can be used at the same time.</text:p>
        <text:p text:style-name="P4"/>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6">Benchmark</text:p>
              </table:table-cell>
              <table:table-cell table:style-name="Tabla1.A1" office:value-type="string">
                <text:p text:style-name="P6">Runtime</text:p>
              </table:table-cell>
              <table:table-cell table:style-name="Tabla1.A1" office:value-type="string">
                <text:p text:style-name="P6">L1Cache<text:line-break/>Read Hit</text:p>
              </table:table-cell>
              <table:table-cell table:style-name="Tabla1.A1" office:value-type="string">
                <text:p text:style-name="P6">L1Cache<text:line-break/>Read Miss</text:p>
              </table:table-cell>
              <table:table-cell table:style-name="Tabla1.A1" office:value-type="string">
                <text:p text:style-name="P6">L1Cache<text:line-break/>Write Hit</text:p>
              </table:table-cell>
              <table:table-cell table:style-name="Tabla1.A1" office:value-type="string">
                <text:p text:style-name="P6">L1Cache<text:line-break/>Write Miss</text:p>
              </table:table-cell>
              <table:table-cell table:style-name="Tabla1.A1" office:value-type="string">
                <text:p text:style-name="P6">L2Cache</text:p>
                <text:p text:style-name="P6">Read Hit</text:p>
              </table:table-cell>
              <table:table-cell table:style-name="Tabla1.H1" office:value-type="string">
                <text:p text:style-name="P6">L2Cache<text:line-break/>Read Miss</text:p>
              </table:table-cell>
            </table:table-row>
            <table:table-row>
              <table:table-cell table:style-name="Tabla1.A2" office:value-type="string">
                <text:p text:style-name="Standard">MOESI 2</text:p>
              </table:table-cell>
              <table:table-cell table:style-name="Tabla1.B2" office:value-type="float" office:value="1123774">
                <text:p text:style-name="Standard">1123774</text:p>
              </table:table-cell>
              <table:table-cell table:style-name="Tabla1.B2" office:value-type="float" office:value="104129">
                <text:p text:style-name="Standard">104129</text:p>
              </table:table-cell>
              <table:table-cell table:style-name="Tabla1.B2" office:value-type="float" office:value="6225">
                <text:p text:style-name="Standard">6225</text:p>
              </table:table-cell>
              <table:table-cell table:style-name="Tabla1.B2" office:value-type="float" office:value="72332">
                <text:p text:style-name="Standard">72332</text:p>
              </table:table-cell>
              <table:table-cell table:style-name="Tabla1.B2" office:value-type="float" office:value="7978">
                <text:p text:style-name="Standard">7978</text:p>
              </table:table-cell>
              <table:table-cell table:style-name="Tabla1.B2" office:value-type="float" office:value="14203">
                <text:p text:style-name="Standard">14203</text:p>
              </table:table-cell>
              <table:table-cell table:style-name="Tabla1.H2" office:value-type="float" office:value="12478">
                <text:p text:style-name="Standard">12478</text:p>
              </table:table-cell>
            </table:table-row>
            <table:table-row>
              <table:table-cell table:style-name="Tabla1.A2" office:value-type="string">
                <text:p text:style-name="Standard">MSI 2</text:p>
              </table:table-cell>
              <table:table-cell table:style-name="Tabla1.B2" office:value-type="float" office:value="1125149">
                <text:p text:style-name="Standard">1125149</text:p>
              </table:table-cell>
              <table:table-cell table:style-name="Tabla1.B2" office:value-type="float" office:value="104129">
                <text:p text:style-name="Standard">104129</text:p>
              </table:table-cell>
              <table:table-cell table:style-name="Tabla1.B2" office:value-type="float" office:value="6221">
                <text:p text:style-name="Standard">6221</text:p>
              </table:table-cell>
              <table:table-cell table:style-name="Tabla1.B2" office:value-type="float" office:value="72332">
                <text:p text:style-name="Standard">72332</text:p>
              </table:table-cell>
              <table:table-cell table:style-name="Tabla1.B2" office:value-type="float" office:value="7977">
                <text:p text:style-name="Standard">7977</text:p>
              </table:table-cell>
              <table:table-cell table:style-name="Tabla1.B2" office:value-type="float" office:value="14198">
                <text:p text:style-name="Standard">14198</text:p>
              </table:table-cell>
              <table:table-cell table:style-name="Tabla1.H2" office:value-type="float" office:value="12479">
                <text:p text:style-name="Standard">12479</text:p>
              </table:table-cell>
            </table:table-row>
            <table:table-row>
              <table:table-cell table:style-name="Tabla1.A2" office:value-type="string">
                <text:p text:style-name="Standard">MOESI 4</text:p>
              </table:table-cell>
              <table:table-cell table:style-name="Tabla1.B2" office:value-type="float" office:value="498957">
                <text:p text:style-name="Standard">498957</text:p>
              </table:table-cell>
              <table:table-cell table:style-name="Tabla1.B2" office:value-type="float" office:value="104907">
                <text:p text:style-name="Standard">104907</text:p>
              </table:table-cell>
              <table:table-cell table:style-name="Tabla1.B2" office:value-type="float" office:value="6332">
                <text:p text:style-name="Standard">6332</text:p>
              </table:table-cell>
              <table:table-cell table:style-name="Tabla1.B2" office:value-type="float" office:value="72760">
                <text:p text:style-name="Standard">72760</text:p>
              </table:table-cell>
              <table:table-cell table:style-name="Tabla1.B2" office:value-type="float" office:value="5226">
                <text:p text:style-name="Standard">5226</text:p>
              </table:table-cell>
              <table:table-cell table:style-name="Tabla1.B2" office:value-type="float" office:value="11559">
                <text:p text:style-name="Standard">11559</text:p>
              </table:table-cell>
              <table:table-cell table:style-name="Tabla1.H2" office:value-type="float" office:value="9742">
                <text:p text:style-name="Standard">9742</text:p>
              </table:table-cell>
            </table:table-row>
            <table:table-row>
              <table:table-cell table:style-name="Tabla1.A2" office:value-type="string">
                <text:p text:style-name="Standard">MSI 4</text:p>
              </table:table-cell>
              <table:table-cell table:style-name="Tabla1.B2" office:value-type="float" office:value="497389">
                <text:p text:style-name="Standard">497389</text:p>
              </table:table-cell>
              <table:table-cell table:style-name="Tabla1.B2" office:value-type="float" office:value="104907">
                <text:p text:style-name="Standard">104907</text:p>
              </table:table-cell>
              <table:table-cell table:style-name="Tabla1.B2" office:value-type="float" office:value="6315">
                <text:p text:style-name="Standard">6315</text:p>
              </table:table-cell>
              <table:table-cell table:style-name="Tabla1.B2" office:value-type="float" office:value="72763">
                <text:p text:style-name="Standard">72763</text:p>
              </table:table-cell>
              <table:table-cell table:style-name="Tabla1.B2" office:value-type="float" office:value="5226">
                <text:p text:style-name="Standard">5226</text:p>
              </table:table-cell>
              <table:table-cell table:style-name="Tabla1.B2" office:value-type="float" office:value="11545">
                <text:p text:style-name="Standard">11545</text:p>
              </table:table-cell>
              <table:table-cell table:style-name="Tabla1.H2" office:value-type="float" office:value="9732">
                <text:p text:style-name="Standard">9732</text:p>
              </table:table-cell>
            </table:table-row>
            <table:table-row>
              <table:table-cell table:style-name="Tabla1.A2" office:value-type="string">
                <text:p text:style-name="Standard">MOESI 8</text:p>
              </table:table-cell>
              <table:table-cell table:style-name="Tabla1.B2" office:value-type="float" office:value="286050">
                <text:p text:style-name="Standard">286050</text:p>
              </table:table-cell>
              <table:table-cell table:style-name="Tabla1.B2" office:value-type="float" office:value="106467">
                <text:p text:style-name="Standard">106467</text:p>
              </table:table-cell>
              <table:table-cell table:style-name="Tabla1.B2" office:value-type="float" office:value="6521">
                <text:p text:style-name="Standard">6521</text:p>
              </table:table-cell>
              <table:table-cell table:style-name="Tabla1.B2" office:value-type="float" office:value="73628">
                <text:p text:style-name="Standard">73628</text:p>
              </table:table-cell>
              <table:table-cell table:style-name="Tabla1.B2" office:value-type="float" office:value="3852">
                <text:p text:style-name="Standard">3852</text:p>
              </table:table-cell>
              <table:table-cell table:style-name="Tabla1.B2" office:value-type="float" office:value="10373">
                <text:p text:style-name="Standard">10373</text:p>
              </table:table-cell>
              <table:table-cell table:style-name="Tabla1.H2" office:value-type="float" office:value="8030">
                <text:p text:style-name="Standard">8030</text:p>
              </table:table-cell>
            </table:table-row>
            <table:table-row>
              <table:table-cell table:style-name="Tabla1.A2" office:value-type="string">
                <text:p text:style-name="Standard">MSI 8</text:p>
              </table:table-cell>
              <table:table-cell table:style-name="Tabla1.B2" office:value-type="float" office:value="288279">
                <text:p text:style-name="Standard">288279</text:p>
              </table:table-cell>
              <table:table-cell table:style-name="Tabla1.B2" office:value-type="float" office:value="106467">
                <text:p text:style-name="Standard">106467</text:p>
              </table:table-cell>
              <table:table-cell table:style-name="Tabla1.B2" office:value-type="float" office:value="6513">
                <text:p text:style-name="Standard">6513</text:p>
              </table:table-cell>
              <table:table-cell table:style-name="Tabla1.B2" office:value-type="float" office:value="73628">
                <text:p text:style-name="Standard">73628</text:p>
              </table:table-cell>
              <table:table-cell table:style-name="Tabla1.B2" office:value-type="float" office:value="3871">
                <text:p text:style-name="Standard">3871</text:p>
              </table:table-cell>
              <table:table-cell table:style-name="Tabla1.B2" office:value-type="float" office:value="10384">
                <text:p text:style-name="Standard">10384</text:p>
              </table:table-cell>
              <table:table-cell table:style-name="Tabla1.H2" office:value-type="float" office:value="8052">
                <text:p text:style-name="Standard">8052</text:p>
              </table:table-cell>
            </table:table-row>
            <table:table-row>
              <table:table-cell table:style-name="Tabla1.A2" office:value-type="string">
                <text:p text:style-name="Standard">MOESI 16</text:p>
              </table:table-cell>
              <table:table-cell table:style-name="Tabla1.B2" office:value-type="float" office:value="174171">
                <text:p text:style-name="Standard">174171</text:p>
              </table:table-cell>
              <table:table-cell table:style-name="Tabla1.B2" office:value-type="float" office:value="109589">
                <text:p text:style-name="Standard">109589</text:p>
              </table:table-cell>
              <table:table-cell table:style-name="Tabla1.B2" office:value-type="float" office:value="8079">
                <text:p text:style-name="Standard">8079</text:p>
              </table:table-cell>
              <table:table-cell table:style-name="Tabla1.B2" office:value-type="float" office:value="75361">
                <text:p text:style-name="Standard">75361</text:p>
              </table:table-cell>
              <table:table-cell table:style-name="Tabla1.B2" office:value-type="float" office:value="3035">
                <text:p text:style-name="Standard">3035</text:p>
              </table:table-cell>
              <table:table-cell table:style-name="Tabla1.B2" office:value-type="float" office:value="11128">
                <text:p text:style-name="Standard">11128</text:p>
              </table:table-cell>
              <table:table-cell table:style-name="Tabla1.H2" office:value-type="float" office:value="8352">
                <text:p text:style-name="Standard">8352</text:p>
              </table:table-cell>
            </table:table-row>
            <table:table-row>
              <table:table-cell table:style-name="Tabla1.A2" office:value-type="string">
                <text:p text:style-name="Standard">MSI 16</text:p>
              </table:table-cell>
              <table:table-cell table:style-name="Tabla1.B2" office:value-type="float" office:value="175160">
                <text:p text:style-name="Standard">175160</text:p>
              </table:table-cell>
              <table:table-cell table:style-name="Tabla1.B2" office:value-type="float" office:value="109589">
                <text:p text:style-name="Standard">109589</text:p>
              </table:table-cell>
              <table:table-cell table:style-name="Tabla1.B2" office:value-type="float" office:value="8094">
                <text:p text:style-name="Standard">8094</text:p>
              </table:table-cell>
              <table:table-cell table:style-name="Tabla1.B2" office:value-type="float" office:value="75361">
                <text:p text:style-name="Standard">75361</text:p>
              </table:table-cell>
              <table:table-cell table:style-name="Tabla1.B2" office:value-type="float" office:value="3032">
                <text:p text:style-name="Standard">3032</text:p>
              </table:table-cell>
              <table:table-cell table:style-name="Tabla1.B2" office:value-type="float" office:value="11142">
                <text:p text:style-name="Standard">11142</text:p>
              </table:table-cell>
              <table:table-cell table:style-name="Tabla1.H2" office:value-type="float" office:value="8339">
                <text:p text:style-name="Standard">8339</text:p>
              </table:table-cell>
            </table:table-row>
            <table:table-row>
              <table:table-cell table:style-name="Tabla1.A2" office:value-type="string">
                <text:p text:style-name="P6">MOESI 32</text:p>
              </table:table-cell>
              <table:table-cell table:style-name="Tabla1.B2" office:value-type="float" office:value="138960">
                <text:p text:style-name="P6">138960</text:p>
              </table:table-cell>
              <table:table-cell table:style-name="Tabla1.B2" office:value-type="float" office:value="115825">
                <text:p text:style-name="P6">115825</text:p>
              </table:table-cell>
              <table:table-cell table:style-name="Tabla1.B2" office:value-type="float" office:value="10693">
                <text:p text:style-name="P6">10693</text:p>
              </table:table-cell>
              <table:table-cell table:style-name="Tabla1.B2" office:value-type="float" office:value="78816">
                <text:p text:style-name="P6">78816</text:p>
              </table:table-cell>
              <table:table-cell table:style-name="Tabla1.B2" office:value-type="float" office:value="3179">
                <text:p text:style-name="P6">3179</text:p>
              </table:table-cell>
              <table:table-cell table:style-name="Tabla1.B2" office:value-type="float" office:value="13904">
                <text:p text:style-name="P6">13904</text:p>
              </table:table-cell>
              <table:table-cell table:style-name="Tabla1.H2" office:value-type="float" office:value="11562">
                <text:p text:style-name="P6">11562</text:p>
              </table:table-cell>
            </table:table-row>
            <table:table-row>
              <table:table-cell table:style-name="Tabla1.A2" office:value-type="string">
                <text:p text:style-name="P6">MSI 32</text:p>
              </table:table-cell>
              <table:table-cell table:style-name="Tabla1.B2" office:value-type="float" office:value="142046">
                <text:p text:style-name="P6">142046</text:p>
              </table:table-cell>
              <table:table-cell table:style-name="Tabla1.B2" office:value-type="float" office:value="115825">
                <text:p text:style-name="P6">115825</text:p>
              </table:table-cell>
              <table:table-cell table:style-name="Tabla1.B2" office:value-type="float" office:value="10670">
                <text:p text:style-name="P6">10670</text:p>
              </table:table-cell>
              <table:table-cell table:style-name="Tabla1.B2" office:value-type="float" office:value="78816">
                <text:p text:style-name="P6">78816</text:p>
              </table:table-cell>
              <table:table-cell table:style-name="Tabla1.B2" office:value-type="float" office:value="3173">
                <text:p text:style-name="P6">3173</text:p>
              </table:table-cell>
              <table:table-cell table:style-name="Tabla1.B2" office:value-type="float" office:value="13880">
                <text:p text:style-name="P6">13880</text:p>
              </table:table-cell>
              <table:table-cell table:style-name="Tabla1.H2" office:value-type="float" office:value="11256">
                <text:p text:style-name="P6">11256</text:p>
              </table:table-cell>
            </table:table-row>
          </table:table>
          <text:p text:style-name="Standard">Table <text:sequence text:ref-name="refTable2" text:name="Table" text:formula="ooow:Table+1" style:num-format="1">3</text:sequence> Results for fft</text:p>
        </text:section>
        <text:h text:style-name="P34"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text:soft-page-break/>can easily be turned off to increase speed of the simulator by not defining DEBUG when compiling.</text:p>
        <text:p text:style-name="P4"/>
        <text:h text:style-name="Heading_20_2" text:outline-level="2">Further Work</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4]</text:bibliography-mark><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text:p>
        <text:p text:style-name="P7"/>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p text:style-name="P4"/>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1">[1] <text:s text:c="2"/>John L. Hennessy and David A. Patterson, Computer Architecture: A Quantitative Approach. Morgan Kaufmann Publishers, 2007.</text:p>
          <text:p text:style-name="P11">[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11">[3] <text:s text:c="2"/>Keith I. Farkas and Norman P. Jouppi, Complexity/Performance Tradeoffs with Non-Blocking Loads. In Proceedings of the 21st International Symposium on Computer Architecture, pages 211-222, April 1994.</text:p>
          <text:p text:style-name="P11">[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1"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in" fo:text-align="justify" style:justify-single-word="false" fo:background-color="transparent">
        <style:background-image/>
      </style:paragraph-properties>
      <style:text-properties style:font-name="Times New Roma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fo:text-align="justify" style:justify-single-word="false"/>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1"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 style:family="paragraph" style:parent-style-name="Caption" style:class="extra"/>
    <style:style style:name="Figure" style:family="paragraph" style:parent-style-name="Caption">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1-02-12T12:33:07.45</dc:date>
    <dc:creator>Eric Chang</dc:creator>
    <meta:editing-duration>PT39H29M23S</meta:editing-duration>
    <meta:editing-cycles>278</meta:editing-cycles>
    <meta:printed-by>Eric Chang</meta:printed-by>
    <meta:print-date>2011-02-09T15:56:51.40</meta:print-date>
    <meta:document-statistic meta:table-count="3" meta:image-count="8" meta:object-count="0" meta:page-count="22" meta:paragraph-count="255" meta:word-count="9325" meta:character-count="55587"/>
  </office:meta>
</office:document-meta>
</file>